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Brave New World</text:title></text:p>
      <text:p text:style-name="OrgTitle"/>
      <text:p text:style-name="OrgSubtitle"><text:initial-creator>Will McDonald</text:initial-creator></text:p>
      <text:p text:style-name="OrgSubtitle"/>
      <text:p text:style-name="OrgSubtitle">2024-02-04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c55a891">Characters</text:a></text:p>
          <text:p text:style-name="Contents_20_1"><text:a xlink:type="simple" xlink:href="#org7f4d600">Quotes</text:a></text:p>
          <text:p text:style-name="Contents_20_1"><text:a xlink:type="simple" xlink:href="#org69807e6">Chapters</text:a></text:p>
          <text:p text:style-name="Contents_20_2"><text:a xlink:type="simple" xlink:href="#org34947ed"><text:span text:style-name="OrgActiveTimestamp">&lt;2024-02-06 Tue&gt; </text:span> Chapters 1-4</text:a></text:p>
          <text:p text:style-name="Contents_20_3"><text:a xlink:type="simple" xlink:href="#orgba3f045">Discussion Questions</text:a></text:p>
          <text:p text:style-name="Contents_20_3"><text:a xlink:type="simple" xlink:href="#org908a4cb">Chapter 1: The Central London Hatchery and Conditioning Centre</text:a></text:p>
          <text:p text:style-name="Contents_20_3"><text:a xlink:type="simple" xlink:href="#org3f625ab">Chapter 2: The Nurseries and Conditioning Techniques</text:a></text:p>
          <text:p text:style-name="Contents_20_3"><text:a xlink:type="simple" xlink:href="#org0109546">Chapter 3: The Garden and Introductions</text:a></text:p>
          <text:p text:style-name="Contents_20_3"><text:a xlink:type="simple" xlink:href="#org500b384">Chapter 4: Bernard’s Discomfort and Rebellion</text:a></text:p>
          <text:p text:style-name="Contents_20_2"><text:a xlink:type="simple" xlink:href="#org53ee960"><text:span text:style-name="OrgActiveTimestamp">&lt;2024-02-09 Fri&gt; </text:span> Chapters 5-9</text:a></text:p>
          <text:p text:style-name="Contents_20_3"><text:a xlink:type="simple" xlink:href="#org35f62e5">Discussion Questions</text:a></text:p>
          <text:p text:style-name="Contents_20_3"><text:a xlink:type="simple" xlink:href="#orgfb6f1b1">Chapter 5: Leisure and Solidarity Service</text:a></text:p>
          <text:p text:style-name="Contents_20_3"><text:a xlink:type="simple" xlink:href="#orgf02091f">Chapter 6: Bernard’s Retreat and Realization</text:a></text:p>
          <text:p text:style-name="Contents_20_3"><text:a xlink:type="simple" xlink:href="#org0c8cdd7">Chapter 7: A Clash of Cultures</text:a></text:p>
          <text:p text:style-name="Contents_20_3"><text:a xlink:type="simple" xlink:href="#org10ae2ed">Chapter 8: John’s Background**</text:a></text:p>
        </text:index-body>
      </text:table-of-content>
      <text:h text:style-name="Heading_20_1_unnumbered" text:outline-level="1" text:is-list-header="true">
<text:bookmark-start text:name="OrgXref.orgc55a891"/>
<text:bookmark text:name="orgc55a891"/>Characters
<text:bookmark-end text:name="OrgXref.orgc55a891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Character</text:p>
              </table:table-cell>
              <table:table-cell table:style-name="OrgTblCellTB">
                <text:p text:style-name="OrgTableHeadingLeft">Synopsis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Director</text:p>
              </table:table-cell>
              <table:table-cell table:style-name="OrgTblCellT">
                <text:p text:style-name="OrgTableContentsLeft">Oversees the production of humans in the World State and promotes social stability</text:p>
              </table:table-cell>
            </table:table-row>
            <table:table-row>
              <table:table-cell table:style-name="OrgTblCell">
                <text:p text:style-name="OrgTableContentsLeft">Lenina</text:p>
              </table:table-cell>
              <table:table-cell table:style-name="OrgTblCell">
                <text:p text:style-name="OrgTableContentsLeft">Hatchery worker who becomes interested in Bernard and later John</text:p>
              </table:table-cell>
            </table:table-row>
            <table:table-row>
              <table:table-cell table:style-name="OrgTblCell">
                <text:p text:style-name="OrgTableContentsLeft">Bernard</text:p>
              </table:table-cell>
              <table:table-cell table:style-name="OrgTblCell">
                <text:p text:style-name="OrgTableContentsLeft">Alpha-Plus who feels alienated from society due to physical differences</text:p>
              </table:table-cell>
            </table:table-row>
            <table:table-row>
              <table:table-cell table:style-name="OrgTblCell">
                <text:p text:style-name="OrgTableContentsLeft">Linda</text:p>
              </table:table-cell>
              <table:table-cell table:style-name="OrgTblCell">
                <text:p text:style-name="OrgTableContentsLeft">Woman from the World State stranded on the Savage Reservation with her son John</text:p>
              </table:table-cell>
            </table:table-row>
            <table:table-row>
              <table:table-cell table:style-name="OrgTblCellB">
                <text:p text:style-name="OrgTableContentsLeft">John</text:p>
              </table:table-cell>
              <table:table-cell table:style-name="OrgTblCellB">
                <text:p text:style-name="OrgTableContentsLeft">Raised on the Savage Reservation, rejects the values of the World State</text:p>
              </table:table-cell>
            </table:table-row>
          </table:table-rows>
        </table:table>
      </text:section>
      <text:h text:style-name="Heading_20_1_unnumbered" text:outline-level="1" text:is-list-header="true">
<text:bookmark-start text:name="OrgXref.org7f4d600"/>
<text:bookmark text:name="org7f4d600"/>Quotes
<text:bookmark-end text:name="OrgXref.org7f4d600"/></text:h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Speaker</text:p>
              </table:table-cell>
              <table:table-cell table:style-name="OrgTblCellTB">
                <text:p text:style-name="OrgTableHeadingRight">Chapter</text:p>
              </table:table-cell>
              <table:table-cell table:style-name="OrgTblCellTB">
                <text:p text:style-name="OrgTableHeadingLeft">Quote</text:p>
              </table:table-cell>
              <table:table-cell table:style-name="OrgTblCellTB">
                <text:p text:style-name="OrgTableHeadingLeft">Analysis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Director</text:p>
              </table:table-cell>
              <table:table-cell table:style-name="OrgTblCellT">
                <text:p text:style-name="OrgTableContentsRight">1</text:p>
              </table:table-cell>
              <table:table-cell table:style-name="OrgTblCellT">
                <text:p text:style-name="OrgTableContentsLeft">“Community, Identity, Stability.”</text:p>
              </table:table-cell>
              <table:table-cell table:style-name="OrgTblCellT">
                <text:p text:style-name="OrgTableContentsLeft">Reflects the World State’s core values prioritizing social stability over individuality.</text:p>
              </table:table-cell>
            </table:table-row>
            <table:table-row>
              <table:table-cell table:style-name="OrgTblCell">
                <text:p text:style-name="OrgTableContentsLeft">Mustapha Mond</text:p>
              </table:table-cell>
              <table:table-cell table:style-name="OrgTblCell">
                <text:p text:style-name="OrgTableContentsRight">3</text:p>
              </table:table-cell>
              <table:table-cell table:style-name="OrgTblCell">
                <text:p text:style-name="OrgTableContentsLeft">“But I don’t want comfort. I want God, I want poetry, I want real danger, I want freedom.”</text:p>
              </table:table-cell>
              <table:table-cell table:style-name="OrgTblCell">
                <text:p text:style-name="OrgTableContentsLeft">Highlights the conflict between individual desires for deeper meaning and societal control.</text:p>
              </table:table-cell>
            </table:table-row>
            <table:table-row>
              <table:table-cell table:style-name="OrgTblCell">
                <text:p text:style-name="OrgTableContentsLeft">John</text:p>
              </table:table-cell>
              <table:table-cell table:style-name="OrgTblCell">
                <text:p text:style-name="OrgTableContentsRight">8</text:p>
              </table:table-cell>
              <table:table-cell table:style-name="OrgTblCell">
                <text:p text:style-name="OrgTableContentsLeft">“O brave new world that has such people in it.”</text:p>
              </table:table-cell>
              <table:table-cell table:style-name="OrgTblCell">
                <text:p text:style-name="OrgTableContentsLeft">John’s ironic and disillusioned reaction upon witnessing the shallow society of the World State.</text:p>
              </table:table-cell>
            </table:table-row>
            <table:table-row>
              <table:table-cell table:style-name="OrgTblCell">
                <text:p text:style-name="OrgTableContentsLeft">John</text:p>
              </table:table-cell>
              <table:table-cell table:style-name="OrgTblCell">
                <text:p text:style-name="OrgTableContentsRight">8</text:p>
              </table:table-cell>
              <table:table-cell table:style-name="OrgTblCell">
                <text:p text:style-name="OrgTableContentsLeft">“But I don’t want comfort. I want God, I want poetry, I want real danger, I want freedom.”</text:p>
              </table:table-cell>
              <table:table-cell table:style-name="OrgTblCell">
                <text:p text:style-name="OrgTableContentsLeft">Reiteration of John’s rejection of the World State’s superficial comforts for deeper experiences.</text:p>
              </table:table-cell>
            </table:table-row>
            <table:table-row>
              <table:table-cell table:style-name="OrgTblCell">
                <text:p text:style-name="OrgTableContentsLeft">Mustapha Mond</text:p>
              </table:table-cell>
              <table:table-cell table:style-name="OrgTblCell">
                <text:p text:style-name="OrgTableContentsRight">8</text:p>
              </table:table-cell>
              <table:table-cell table:style-name="OrgTblCell">
                <text:p text:style-name="OrgTableContentsLeft">“Actual happiness always looks pretty squalid in comparison with the overcompensations for misery.”</text:p>
              </table:table-cell>
              <table:table-cell table:style-name="OrgTblCell">
                <text:p text:style-name="OrgTableContentsLeft">Reflects the World State’s belief in sacrificing genuine happiness for stability.</text:p>
              </table:table-cell>
            </table:table-row>
            <table:table-row>
              <table:table-cell table:style-name="OrgTblCell">
                <text:p text:style-name="OrgTableContentsLeft">Bernard Marx</text:p>
              </table:table-cell>
              <table:table-cell table:style-name="OrgTblCell">
                <text:p text:style-name="OrgTableContentsRight">8</text:p>
              </table:table-cell>
              <table:table-cell table:style-name="OrgTblCell">
                <text:p text:style-name="OrgTableContentsLeft">“Don’t take that horrible stuff. It’s poison, it’s poison.”</text:p>
              </table:table-cell>
              <table:table-cell table:style-name="OrgTblCell">
                <text:p text:style-name="OrgTableContentsLeft">Bernard’s outburst against soma, symbolizing his rebellion against societal conditioning.</text:p>
              </table:table-cell>
            </table:table-row>
            <table:table-row>
              <table:table-cell table:style-name="OrgTblCellB">
                <text:p text:style-name="OrgTableContentsLeft">John</text:p>
              </table:table-cell>
              <table:table-cell table:style-name="OrgTblCellB">
                <text:p text:style-name="OrgTableContentsRight">8</text:p>
              </table:table-cell>
              <table:table-cell table:style-name="OrgTblCellB">
                <text:p text:style-name="OrgTableContentsLeft">“I want God’s concentration. I don’t want to be the victim of His moods.”</text:p>
              </table:table-cell>
              <table:table-cell table:style-name="OrgTblCellB">
                <text:p text:style-name="OrgTableContentsLeft">Expresses John’s longing for a deeper connection with spirituality and a sense of purpose.</text:p>
              </table:table-cell>
            </table:table-row>
          </table:table-rows>
        </table:table>
      </text:section>
      <text:h text:style-name="Heading_20_1_unnumbered" text:outline-level="1" text:is-list-header="true">
<text:bookmark-start text:name="OrgXref.org69807e6"/>
<text:bookmark text:name="org69807e6"/>Chapters
<text:bookmark-end text:name="OrgXref.org69807e6"/></text:h>
      <text:h text:style-name="Heading_20_2_unnumbered" text:outline-level="2" text:is-list-header="true">
<text:bookmark-start text:name="OrgXref.org34947ed"/>
<text:bookmark text:name="org34947ed"/><text:span text:style-name="OrgActiveTimestamp">&lt;2024-02-06 Tue&gt; </text:span> Chapters 1-4
<text:bookmark-end text:name="OrgXref.org34947ed"/></text:h>
      <text:h text:style-name="Heading_20_3_unnumbered" text:outline-level="3" text:is-list-header="true">
<text:bookmark-start text:name="OrgXref.orgba3f045"/>
<text:bookmark text:name="orgba3f045"/>Discussion Questions
<text:bookmark-end text:name="OrgXref.orgba3f045"/></text:h>
      <text:list text:style-name="OrgNumberedList" text:continue-numbering="false">
        <text:list-item>
          <text:p text:style-name="Text_20_body">How does the Bokanovsky Process contribute to the theme of dehumanization in the World State?
</text:p>
        </text:list-item>
        <text:list-item>
          <text:p text:style-name="Text_20_body">In what ways does the World State’s conditioning of its citizens reflect real-world societal norms and expectations?
</text:p>
        </text:list-item>
        <text:list-item>
          <text:p text:style-name="Text_20_body">What is the significance of individuality and identity in the novel, considering characters like Bernard who struggle with conformity?
</text:p>
        </text:list-item>
      </text:list>
      <text:h text:style-name="Heading_20_3_unnumbered" text:outline-level="3" text:is-list-header="true">
<text:bookmark-start text:name="OrgXref.org908a4cb"/>
<text:bookmark text:name="org908a4cb"/>Chapter 1: The Central London Hatchery and Conditioning Centre
<text:bookmark-end text:name="OrgXref.org908a4cb"/></text:h>
      <text:list text:style-name="OrgBulletedList" text:continue-numbering="false">
        <text:list-item>
          <text:p text:style-name="Text_20_body">Setting: Central London Hatchery and Conditioning Centre
</text:p>
        </text:list-item>
        <text:list-item>
          <text:p text:style-name="Text_20_body">Time: a.f. 632
</text:p>
        </text:list-item>
        <text:list-item>
          <text:p text:style-name="Text_20_body">Characters:
</text:p>
          <text:list text:style-name="OrgBulletedList" text:continue-numbering="true">
            <text:list-item>
              <text:p text:style-name="Text_20_body">The Director of Hatcheries and Conditioning
</text:p>
            </text:list-item>
            <text:list-item>
              <text:p text:style-name="Text_20_body">Students
</text:p>
            </text:list-item>
            <text:list-item>
              <text:p text:style-name="Text_20_body">Henry Foster
</text:p>
            </text:list-item>
            <text:list-item>
              <text:p text:style-name="Text_20_body">Lenina Crowne
</text:p>
            </text:list-item>
          </text:list>
        </text:list-item>
        <text:list-item>
          <text:p text:style-name="Text_20_body">Introduction to World State’s Reproduction Process:
</text:p>
          <text:list text:style-name="OrgBulletedList" text:continue-numbering="true">
            <text:list-item>
              <text:p text:style-name="Text_20_body">Ovaries produce ova, fertilized artificially, and incubated in bottles
</text:p>
            </text:list-item>
            <text:list-item>
              <text:p text:style-name="Text_20_body">Caste system: Alpha, Beta, Gamma, Delta, Epsilon
</text:p>
            </text:list-item>
            <text:list-item>
              <text:p text:style-name="Text_20_body">Bokanovsky Process: Shocking eggs to produce up to 96 identical embryos
</text:p>
            </text:list-item>
            <text:list-item>
              <text:p text:style-name="Text_20_body">Podsnap’s Technique: Accelerating egg ripening, producing thousands of siblings
</text:p>
            </text:list-item>
          </text:list>
        </text:list-item>
        <text:list-item>
          <text:p text:style-name="Text_20_body">Gestation Process:
</text:p>
          <text:list text:style-name="OrgBulletedList" text:continue-numbering="true">
            <text:list-item>
              <text:p text:style-name="Text_20_body">Embryos incubated for 267 days
</text:p>
            </text:list-item>
            <text:list-item>
              <text:p text:style-name="Text_20_body">Decanting: Birth process
</text:p>
            </text:list-item>
            <text:list-item>
              <text:p text:style-name="Text_20_body">Conditioning during gestation: Mimicking womb conditions, familiarizing with movement
</text:p>
            </text:list-item>
            <text:list-item>
              <text:p text:style-name="Text_20_body">Sterilization of female fetuses
</text:p>
            </text:list-item>
            <text:list-item>
              <text:p text:style-name="Text_20_body">Different treatments based on castes and future roles
</text:p>
            </text:list-item>
          </text:list>
        </text:list-item>
        <text:list-item>
          <text:p text:style-name="Text_20_body">Themes and Analysis:
</text:p>
          <text:list text:style-name="OrgBulletedList" text:continue-numbering="true">
            <text:list-item>
              <text:p text:style-name="Text_20_body">Critique of overenthusiastic embrace of scientific discoveries
</text:p>
            </text:list-item>
            <text:list-item>
              <text:p text:style-name="Text_20_body">Technology-based society depicted as dystopia
</text:p>
            </text:list-item>
            <text:list-item>
              <text:p text:style-name="Text_20_body">Satirical portrayal of technology as a quasi-religious tool
</text:p>
            </text:list-item>
            <text:list-item>
              <text:p text:style-name="Text_20_body">Emphasis on social stability through predestination and conditioning
</text:p>
            </text:list-item>
            <text:list-item>
              <text:p text:style-name="Text_20_body">Parallel between human production and assembly line manufacturing
</text:p>
            </text:list-item>
            <text:list-item>
              <text:p text:style-name="Text_20_body">Differentiation between higher and lower castes in terms of individuality and creativity
</text:p>
            </text:list-item>
          </text:list>
        </text:list-item>
      </text:list>
      <text:h text:style-name="Heading_20_3_unnumbered" text:outline-level="3" text:is-list-header="true">
<text:bookmark-start text:name="OrgXref.org3f625ab"/>
<text:bookmark text:name="org3f625ab"/>Chapter 2: The Nurseries and Conditioning Techniques
<text:bookmark-end text:name="OrgXref.org3f625ab"/></text:h>
      <text:list text:style-name="OrgBulletedList" text:continue-numbering="false">
        <text:list-item>
          <text:p text:style-name="Text_20_body">Location: The Nurseries at the Central London Hatchery and Conditioning Centre
</text:p>
        </text:list-item>
        <text:list-item>
          <text:p text:style-name="Text_20_body">Techniques:
</text:p>
          <text:list text:style-name="OrgBulletedList" text:continue-numbering="true">
            <text:list-item>
              <text:p text:style-name="Text_20_body">Neo-Pavlovian Conditioning:
</text:p>
              <text:list text:style-name="OrgBulletedList" text:continue-numbering="true">
                <text:list-item>
                  <text:p text:style-name="Text_20_body">Presentation of books and flowers to infants
</text:p>
                </text:list-item>
                <text:list-item>
                  <text:p text:style-name="Text_20_body">Alarming response to discourage attraction to books and flowers
</text:p>
                </text:list-item>
                <text:list-item>
                  <text:p text:style-name="Text_20_body">Repetition to instill instinctive hatred of books and flowers
</text:p>
                </text:list-item>
              </text:list>
            </text:list-item>
            <text:list-item>
              <text:p text:style-name="Text_20_body">Conditioning for Economic Consumption:
</text:p>
              <text:list text:style-name="OrgBulletedList" text:continue-numbering="true">
                <text:list-item>
                  <text:p text:style-name="Text_20_body">Transformation of attitudes towards nature and transportation
</text:p>
                </text:list-item>
                <text:list-item>
                  <text:p text:style-name="Text_20_body">Hatred for countryside but love for country sports requiring elaborate apparatus
</text:p>
                </text:list-item>
                <text:list-item>
                  <text:p text:style-name="Text_20_body">Strategy to increase consumption of goods through manufactured sports
</text:p>
                </text:list-item>
              </text:list>
            </text:list-item>
            <text:list-item>
              <text:p text:style-name="Text_20_body">Hypnopaedia:
</text:p>
              <text:list text:style-name="OrgBulletedList" text:continue-numbering="true">
                <text:list-item>
                  <text:p text:style-name="Text_20_body">Discovery of sleep teaching or hypnopaedia
</text:p>
                </text:list-item>
                <text:list-item>
                  <text:p text:style-name="Text_20_body">Uselessness for intellectual training but effectiveness for moral training
</text:p>
                </text:list-item>
                <text:list-item>
                  <text:p text:style-name="Text_20_body">Implementation in the World State for moralizing and socializing
</text:p>
                </text:list-item>
              </text:list>
            </text:list-item>
          </text:list>
        </text:list-item>
        <text:list-item>
          <text:p text:style-name="Text_20_body">Story of Reuben:
</text:p>
          <text:list text:style-name="OrgBulletedList" text:continue-numbering="true">
            <text:list-item>
              <text:p text:style-name="Text_20_body">Introduction of Reuben, whose parents spoke Polish
</text:p>
            </text:list-item>
            <text:list-item>
              <text:p text:style-name="Text_20_body">Discovery of hypnopaedia after Reuben recited a speech in his sleep
</text:p>
            </text:list-item>
            <text:list-item>
              <text:p text:style-name="Text_20_body">Uselessness of hypnopaedia for intellectual training
</text:p>
            </text:list-item>
            <text:list-item>
              <text:p text:style-name="Text_20_body">Utilization for moral training
</text:p>
            </text:list-item>
          </text:list>
        </text:list-item>
        <text:list-item>
          <text:p text:style-name="Text_20_body">Elementary Class Consciousness:
</text:p>
          <text:list text:style-name="OrgBulletedList" text:continue-numbering="true">
            <text:list-item>
              <text:p text:style-name="Text_20_body">Introduction of sleep lessons for Beta children
</text:p>
            </text:list-item>
            <text:list-item>
              <text:p text:style-name="Text_20_body">Reinforcement of class distinctions and prejudices
</text:p>
            </text:list-item>
            <text:list-item>
              <text:p text:style-name="Text_20_body">Repetition of lessons for moralizing and socializing
</text:p>
            </text:list-item>
          </text:list>
        </text:list-item>
        <text:list-item>
          <text:p text:style-name="Text_20_body">Analysis:
</text:p>
          <text:list text:style-name="OrgBulletedList" text:continue-numbering="true">
            <text:list-item>
              <text:p text:style-name="Text_20_body">Abuse of biological and psychological sciences for citizen conditioning
</text:p>
            </text:list-item>
            <text:list-item>
              <text:p text:style-name="Text_20_body">Pavlovian-inspired techniques to ensure conformity and obedience
</text:p>
            </text:list-item>
            <text:list-item>
              <text:p text:style-name="Text_20_body">Economic agenda behind conditioning to promote consumption and productivity
</text:p>
            </text:list-item>
            <text:list-item>
              <text:p text:style-name="Text_20_body">Elimination of individuality to serve the interests of the community and economy
</text:p>
            </text:list-item>
          </text:list>
        </text:list-item>
      </text:list>
      <text:h text:style-name="Heading_20_3_unnumbered" text:outline-level="3" text:is-list-header="true">
<text:bookmark-start text:name="OrgXref.org0109546"/>
<text:bookmark text:name="org0109546"/>Chapter 3: The Garden and Introductions
<text:bookmark-end text:name="OrgXref.org0109546"/></text:h>
      <text:list text:style-name="OrgBulletedList" text:continue-numbering="false">
        <text:list-item>
          <text:p text:style-name="Text_20_body">Setting: The garden at the Central London Hatchery and Conditioning Centre
</text:p>
        </text:list-item>
        <text:list-item>
          <text:p text:style-name="Text_20_body">Activities:
</text:p>
          <text:list text:style-name="OrgBulletedList" text:continue-numbering="true">
            <text:list-item>
              <text:p text:style-name="Text_20_body">Observation of children’s games involving complicated machines
</text:p>
            </text:list-item>
            <text:list-item>
              <text:p text:style-name="Text_20_body">Encounter with a distressed child during erotic play
</text:p>
            </text:list-item>
            <text:list-item>
              <text:p text:style-name="Text_20_body">Introduction of Mustapha Mond, Resident Controller for Western Europe
</text:p>
            </text:list-item>
          </text:list>
        </text:list-item>
        <text:list-item>
          <text:p text:style-name="Text_20_body">Mustapha Mond’s Speech:
</text:p>
          <text:list text:style-name="OrgBulletedList" text:continue-numbering="true">
            <text:list-item>
              <text:p text:style-name="Text_20_body">Critique of historical perspectives and the World State’s control over education
</text:p>
            </text:list-item>
            <text:list-item>
              <text:p text:style-name="Text_20_body">Comparison of emotional control to water under pressure
</text:p>
            </text:list-item>
            <text:list-item>
              <text:p text:style-name="Text_20_body">Description of pre-World State chaos and instability
</text:p>
            </text:list-item>
            <text:list-item>
              <text:p text:style-name="Text_20_body">Introduction of soma as a solution to social problems
</text:p>
            </text:list-item>
          </text:list>
        </text:list-item>
        <text:list-item>
          <text:p text:style-name="Text_20_body">Changing Room Conversations:
</text:p>
          <text:list text:style-name="OrgBulletedList" text:continue-numbering="true">
            <text:list-item>
              <text:p text:style-name="Text_20_body">Henry Foster’s discussion with the Assistant Predestinator about Lenina and a feely
</text:p>
            </text:list-item>
            <text:list-item>
              <text:p text:style-name="Text_20_body">Bernard Marx’s reaction to the conversation and offer of soma
</text:p>
            </text:list-item>
            <text:list-item>
              <text:p text:style-name="Text_20_body">Lenina’s conversation with Fanny Crowne about pregnancy substitutes, dating, and Bernard’s invitation
</text:p>
            </text:list-item>
          </text:list>
        </text:list-item>
        <text:list-item>
          <text:p text:style-name="Text_20_body">Analysis:
</text:p>
          <text:list text:style-name="OrgBulletedList" text:continue-numbering="true">
            <text:list-item>
              <text:p text:style-name="Text_20_body">Illustration of the World State’s control over sexuality and social behavior
</text:p>
            </text:list-item>
            <text:list-item>
              <text:p text:style-name="Text_20_body">Bernard Marx’s role as a dissenter and misfit within the society
</text:p>
            </text:list-item>
            <text:list-item>
              <text:p text:style-name="Text_20_body">Importance of conformity and surveillance in maintaining social order
</text:p>
            </text:list-item>
            <text:list-item>
              <text:p text:style-name="Text_20_body">Elimination of traditional institutions like family and marriage to prevent instability
</text:p>
            </text:list-item>
            <text:list-item>
              <text:p text:style-name="Text_20_body">Emphasis on consumption and the commodification of individuals
</text:p>
            </text:list-item>
            <text:list-item>
              <text:p text:style-name="Text_20_body">Manipulation of historical knowledge to maintain power and control
</text:p>
            </text:list-item>
          </text:list>
        </text:list-item>
      </text:list>
      <text:h text:style-name="Heading_20_3_unnumbered" text:outline-level="3" text:is-list-header="true">
<text:bookmark-start text:name="OrgXref.org500b384"/>
<text:bookmark text:name="org500b384"/>Chapter 4: Bernard’s Discomfort and Rebellion
<text:bookmark-end text:name="OrgXref.org500b384"/></text:h>
      <text:list text:style-name="OrgBulletedList" text:continue-numbering="false">
        <text:list-item>
          <text:p text:style-name="Text_20_body">Setting: Central London Hatchery and Conditioning Centre
</text:p>
        </text:list-item>
        <text:list-item>
          <text:p text:style-name="Text_20_body">Events:
</text:p>
          <text:list text:style-name="OrgBulletedList" text:continue-numbering="true">
            <text:list-item>
              <text:p text:style-name="Text_20_body">Lenina’s acceptance of Bernard’s invitation to the Savage Reservation
</text:p>
            </text:list-item>
            <text:list-item>
              <text:p text:style-name="Text_20_body">Bernard’s embarrassment and insecurity in public
</text:p>
            </text:list-item>
            <text:list-item>
              <text:p text:style-name="Text_20_body">Bernard’s visit to Helmholtz Watson, expressing dissatisfaction with the status quo
</text:p>
            </text:list-item>
          </text:list>
        </text:list-item>
        <text:list-item>
          <text:p text:style-name="Text_20_body">Analysis:
</text:p>
          <text:list text:style-name="OrgBulletedList" text:continue-numbering="true">
            <text:list-item>
              <text:p text:style-name="Text_20_body">Bernard’s struggle with social norms and feelings of alienation
</text:p>
            </text:list-item>
            <text:list-item>
              <text:p text:style-name="Text_20_body">Introduction of Helmholtz Watson as a fellow dissenter
</text:p>
            </text:list-item>
            <text:list-item>
              <text:p text:style-name="Text_20_body">Examination of societal conformity and the role of soma in maintaining contentment
</text:p>
            </text:list-item>
          </text:list>
        </text:list-item>
      </text:list>
      <text:h text:style-name="Heading_20_2_unnumbered" text:outline-level="2" text:is-list-header="true">
<text:bookmark-start text:name="OrgXref.org53ee960"/>
<text:bookmark text:name="org53ee960"/><text:span text:style-name="OrgActiveTimestamp">&lt;2024-02-09 Fri&gt; </text:span> Chapters 5-9
<text:bookmark-end text:name="OrgXref.org53ee960"/></text:h>
      <text:h text:style-name="Heading_20_3_unnumbered" text:outline-level="3" text:is-list-header="true">
<text:bookmark-start text:name="OrgXref.org35f62e5"/>
<text:bookmark text:name="org35f62e5"/>Discussion Questions
<text:bookmark-end text:name="OrgXref.org35f62e5"/></text:h>
      <text:list text:style-name="OrgNumberedList" text:continue-numbering="false">
        <text:list-item>
          <text:p text:style-name="Text_20_body">How does the Savage Reservation serve as a foil to the society of the World State, and what does it reveal about human nature?
</text:p>
        </text:list-item>
        <text:list-item>
          <text:p text:style-name="Text_20_body">Analyze the role of technology in shaping the society depicted in Brave New World, and its implications for personal freedom and autonomy.
</text:p>
        </text:list-item>
        <text:list-item>
          <text:p text:style-name="Text_20_body">Consider the concept of happiness as presented in the novel. How is happiness defined and achieved in the World State, and what are its limitations?
</text:p>
        </text:list-item>
        <text:list-item>
          <text:p text:style-name="Text_20_body">Discuss the portrayal of religion and spirituality in the novel, particularly through the character of John and his rejection of the World State’s values.
</text:p>
        </text:list-item>
      </text:list>
      <text:h text:style-name="Heading_20_3_unnumbered" text:outline-level="3" text:is-list-header="true">
<text:bookmark-start text:name="OrgXref.orgfb6f1b1"/>
<text:bookmark text:name="orgfb6f1b1"/>Chapter 5: Leisure and Solidarity Service
<text:bookmark-end text:name="OrgXref.orgfb6f1b1"/></text:h>
      <text:list text:style-name="OrgBulletedList" text:continue-numbering="false">
        <text:list-item>
          <text:p text:style-name="Text_20_body">Setting: Various locations including the crematorium and Solidarity Service venue
</text:p>
        </text:list-item>
        <text:list-item>
          <text:p text:style-name="Text_20_body">Events:
</text:p>
          <text:list text:style-name="OrgBulletedList" text:continue-numbering="true">
            <text:list-item>
              <text:p text:style-name="Text_20_body">Lenina and Henry’s leisure activities, including soma consumption and a sex orgy
</text:p>
            </text:list-item>
            <text:list-item>
              <text:p text:style-name="Text_20_body">Bernard’s participation in Solidarity Service and subsequent isolation
</text:p>
            </text:list-item>
          </text:list>
        </text:list-item>
        <text:list-item>
          <text:p text:style-name="Text_20_body">Analysis:
</text:p>
          <text:list text:style-name="OrgBulletedList" text:continue-numbering="true">
            <text:list-item>
              <text:p text:style-name="Text_20_body">Illustration of leisure activities and consumption patterns in the World State
</text:p>
            </text:list-item>
            <text:list-item>
              <text:p text:style-name="Text_20_body">Solidarity Service as a ritual reinforcing social cohesion and conformity
</text:p>
            </text:list-item>
            <text:list-item>
              <text:p text:style-name="Text_20_body">Bernard’s increasing alienation and discomfort within society
</text:p>
            </text:list-item>
          </text:list>
        </text:list-item>
      </text:list>
      <text:h text:style-name="Heading_20_3_unnumbered" text:outline-level="3" text:is-list-header="true">
<text:bookmark-start text:name="OrgXref.orgf02091f"/>
<text:bookmark text:name="orgf02091f"/>Chapter 6: Bernard’s Retreat and Realization
<text:bookmark-end text:name="OrgXref.orgf02091f"/></text:h>
      <text:list text:style-name="OrgBulletedList" text:continue-numbering="false">
        <text:list-item>
          <text:p text:style-name="Text_20_body">Setting: Helicopter trip, Bernard’s apartment, Director’s office, Savage Reservation
</text:p>
        </text:list-item>
        <text:list-item>
          <text:p text:style-name="Text_20_body">Events:
</text:p>
          <text:list text:style-name="OrgBulletedList" text:continue-numbering="true">
            <text:list-item>
              <text:p text:style-name="Text_20_body">Bernard’s refusal to take soma and subsequent confrontation with Lenina
</text:p>
            </text:list-item>
            <text:list-item>
              <text:p text:style-name="Text_20_body">Bernard’s contemplation of individuality and subsequent decision to visit the Savage Reservation
</text:p>
            </text:list-item>
            <text:list-item>
              <text:p text:style-name="Text_20_body">Bernard’s confrontation with the Director and realization of his impending exile
</text:p>
            </text:list-item>
          </text:list>
        </text:list-item>
        <text:list-item>
          <text:p text:style-name="Text_20_body">Analysis:
</text:p>
          <text:list text:style-name="OrgBulletedList" text:continue-numbering="true">
            <text:list-item>
              <text:p text:style-name="Text_20_body">Bernard’s internal struggle between conformity and rebellion
</text:p>
            </text:list-item>
            <text:list-item>
              <text:p text:style-name="Text_20_body">Introduction of the Savage Reservation as a contrasting environment
</text:p>
            </text:list-item>
            <text:list-item>
              <text:p text:style-name="Text_20_body">Exploration of societal control mechanisms and consequences for dissenters
</text:p>
            </text:list-item>
          </text:list>
        </text:list-item>
      </text:list>
      <text:h text:style-name="Heading_20_3_unnumbered" text:outline-level="3" text:is-list-header="true">
<text:bookmark-start text:name="OrgXref.org0c8cdd7"/>
<text:bookmark text:name="org0c8cdd7"/>Chapter 7: A Clash of Cultures
<text:bookmark-end text:name="OrgXref.org0c8cdd7"/></text:h>
      <text:list text:style-name="OrgBulletedList" text:continue-numbering="false">
        <text:list-item>
          <text:p text:style-name="Text_20_body"><text:span text:style-name="Bold"><text:span text:style-name="Bold">Setting:</text:span></text:span> The Savage Reservation
</text:p>
        </text:list-item>
        <text:list-item>
          <text:p text:style-name="Text_20_body"><text:span text:style-name="Bold"><text:span text:style-name="Bold">Events:</text:span></text:span>
</text:p>
          <text:list text:style-name="OrgBulletedList" text:continue-numbering="true">
            <text:list-item>
              <text:p text:style-name="Text_20_body">Lenina and Bernard witness a shocking community celebration involving ritualistic self-harm.
</text:p>
            </text:list-item>
            <text:list-item>
              <text:p text:style-name="Text_20_body">They meet John, who speaks perfect English and reveals his upbringing by his mother, Linda, from the World State.
</text:p>
            </text:list-item>
            <text:list-item>
              <text:p text:style-name="Text_20_body">John introduces them to Linda, who shares her story of being stranded on the Reservation.
</text:p>
            </text:list-item>
          </text:list>
        </text:list-item>
        <text:list-item>
          <text:p text:style-name="Text_20_body"><text:span text:style-name="Bold"><text:span text:style-name="Bold">Analysis:</text:span></text:span>
</text:p>
          <text:list text:style-name="OrgBulletedList" text:continue-numbering="true">
            <text:list-item>
              <text:p text:style-name="Text_20_body">Contrast between the cultures of the Reservation and the World State.
</text:p>
            </text:list-item>
            <text:list-item>
              <text:p text:style-name="Text_20_body">Introduction of John and Linda, pivotal characters representing the clash of societies.
</text:p>
            </text:list-item>
            <text:list-item>
              <text:p text:style-name="Text_20_body">Exploration of identity and belonging in the face of cultural displacement.
</text:p>
            </text:list-item>
          </text:list>
        </text:list-item>
      </text:list>
      <text:h text:style-name="Heading_20_3_unnumbered" text:outline-level="3" text:is-list-header="true">
<text:bookmark-start text:name="OrgXref.org10ae2ed"/>
<text:bookmark text:name="org10ae2ed"/>Chapter 8: John’s Background**
<text:bookmark-end text:name="OrgXref.org10ae2ed"/></text:h>
      <text:list text:style-name="OrgBulletedList" text:continue-numbering="false">
        <text:list-item>
          <text:p text:style-name="Text_20_body"><text:span text:style-name="Bold"><text:span text:style-name="Bold">Setting:</text:span></text:span> The Reservation and John’s dwelling
</text:p>
        </text:list-item>
        <text:list-item>
          <text:p text:style-name="Text_20_body"><text:span text:style-name="Bold"><text:span text:style-name="Bold">Events:</text:span></text:span>
</text:p>
          <text:list text:style-name="OrgBulletedList" text:continue-numbering="true">
            <text:list-item>
              <text:p text:style-name="Text_20_body">John recounts his childhood, raised by Linda amidst the traditions and rejection of the Reservation.
</text:p>
            </text:list-item>
            <text:list-item>
              <text:p text:style-name="Text_20_body">Linda’s struggles with assimilation and substance abuse on the Reservation.
</text:p>
            </text:list-item>
            <text:list-item>
              <text:p text:style-name="Text_20_body">John’s immersion in Shakespeare and his yearning to explore the Other World.
</text:p>
            </text:list-item>
          </text:list>
        </text:list-item>
        <text:list-item>
          <text:p text:style-name="Text_20_body"><text:span text:style-name="Bold"><text:span text:style-name="Bold">Analysis:</text:span></text:span>
</text:p>
          <text:list text:style-name="OrgBulletedList" text:continue-numbering="true">
            <text:list-item>
              <text:p text:style-name="Text_20_body">Development of John’s character, torn between two worlds and seeking his identity.
</text:p>
            </text:list-item>
            <text:list-item>
              <text:p text:style-name="Text_20_body">Examination of Linda’s difficulties adapting to the Reservation’s harsh reality.
</text:p>
            </text:list-item>
            <text:list-item>
              <text:p text:style-name="Text_20_body">Introduction of John’s longing for the World State and his eventual decision to journey there with Bernard.
</text:p>
            </text:list-item>
          </text:list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Will McDonald</dc:creator>
    <meta:initial-creator>Will McDonald</meta:initial-creator>
    <dc:date>2024-02-08T23:49:17</dc:date>
    <meta:creation-date>2024-02-08T23:49:17</meta:creation-date>
    <meta:generator>Emacs 29.2 (Org mode 9.7)</meta:generator>
    <meta:keyword/>
    <dc:subject>Notes on Brave New World by Aldous Huxley</dc:subject>
    <dc:title>Brave New World</dc:title>
  </office:meta>
</office:document-meta>
</file>